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cm" fo:margin-left="0cm" fo:margin-right="0cm" table:align="margins" style:writing-mode="lr-tb"/>
    </style:style>
    <style:style style:name="Tableau3.A" style:family="table-column">
      <style:table-column-properties style:column-width="1.709cm" style:rel-column-width="969*"/>
    </style:style>
    <style:style style:name="Tableau3.B" style:family="table-column">
      <style:table-column-properties style:column-width="2.364cm" style:rel-column-width="1340*"/>
    </style:style>
    <style:style style:name="Tableau3.C" style:family="table-column">
      <style:table-column-properties style:column-width="3.866cm" style:rel-column-width="2192*"/>
    </style:style>
    <style:style style:name="Tableau3.D" style:family="table-column">
      <style:table-column-properties style:column-width="0.896cm" style:rel-column-width="508*"/>
    </style:style>
    <style:style style:name="Tableau3.E" style:family="table-column">
      <style:table-column-properties style:column-width="8.165cm" style:rel-column-width="4629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A9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0" style:family="table-row">
      <style:table-row-properties fo:keep-together="always"/>
    </style:style>
    <style:style style:name="Tableau3.11" style:family="table-row">
      <style:table-row-properties fo:keep-together="always"/>
    </style:style>
    <style:style style:name="Tableau3.12" style:family="table-row">
      <style:table-row-properties fo:keep-together="always"/>
    </style:style>
    <style:style style:name="Tableau3.13" style:family="table-row">
      <style:table-row-properties fo:keep-together="always"/>
    </style:style>
    <style:style style:name="Tableau3.14" style:family="table-row">
      <style:table-row-properties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17" style:family="table-row">
      <style:table-row-properties fo:keep-together="always"/>
    </style:style>
    <style:style style:name="Tableau3.18" style:family="table-row">
      <style:table-row-properties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P1" style:family="paragraph" style:parent-style-name="Text_20_body">
      <style:text-properties officeooo:paragraph-rsid="00082861"/>
    </style:style>
    <style:style style:name="P2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3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.73cm" style:auto-text-indent="false" style:snap-to-layout-grid="false"/>
      <style:text-properties style:font-name="Arial" fo:font-size="10pt" fo:font-weight="bold" officeooo:paragraph-rsid="00082861" style:font-size-asian="10pt" style:font-weight-asian="bold" style:font-name-complex="Arial" style:font-weight-complex="bold"/>
    </style:style>
    <style:style style:name="P4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5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7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8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9" style:family="paragraph" style:parent-style-name="Title">
      <style:paragraph-properties fo:break-before="page"/>
      <style:text-properties officeooo:rsid="001cba46" officeooo:paragraph-rsid="00082861"/>
    </style:style>
    <style:style style:name="P10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officeooo:rsid="000a0cc2" officeooo:paragraph-rsid="000a0cc2" style:font-size-asian="10pt" style:font-name-complex="Arial" style:font-size-complex="10pt"/>
    </style:style>
    <style:style style:name="P11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officeooo:rsid="000a0cc2" officeooo:paragraph-rsid="000c0a88" style:font-size-asian="10pt" style:font-name-complex="Arial" style:font-size-complex="10pt"/>
    </style:style>
    <style:style style:name="P12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da4ac" officeooo:paragraph-rsid="000da4ac" style:font-size-asian="10pt" style:font-name-complex="Arial" style:font-size-complex="10pt"/>
    </style:style>
    <style:style style:name="P13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da4ac" officeooo:paragraph-rsid="000ec6ef" style:font-size-asian="10pt" style:font-name-complex="Arial" style:font-size-complex="10pt"/>
    </style:style>
    <style:style style:name="P14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15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f5cb9" officeooo:paragraph-rsid="000f5cb9" style:font-size-asian="10pt" style:font-name-complex="Arial" style:font-size-complex="10pt"/>
    </style:style>
    <style:style style:name="P16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97298" officeooo:paragraph-rsid="00097298" style:font-size-asian="10pt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officeooo:rsid="000da4ac" officeooo:paragraph-rsid="000da4ac" style:font-size-asian="10pt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officeooo:rsid="000da4ac" officeooo:paragraph-rsid="000f5cb9" style:font-size-asian="10pt" style:font-name-complex="Arial" style:font-size-complex="10pt"/>
    </style:style>
    <style:style style:name="P19" style:family="paragraph" style:parent-style-name="Standard">
      <style:paragraph-properties style:snap-to-layout-grid="false"/>
      <style:text-properties style:font-name="Arial" fo:font-size="10pt" fo:font-weight="normal" officeooo:rsid="000c0a88" officeooo:paragraph-rsid="000c0a88" style:font-size-asian="10pt" style:font-weight-asian="normal" style:font-name-complex="Arial" style:font-size-complex="10pt" style:font-weight-complex="normal"/>
    </style:style>
    <style:style style:name="P20" style:family="paragraph" style:parent-style-name="Standard" style:list-style-name="L2">
      <style:paragraph-properties style:snap-to-layout-grid="false"/>
      <style:text-properties style:font-name="Arial" fo:font-size="10pt" fo:font-weight="normal" officeooo:rsid="000c0a88" officeooo:paragraph-rsid="000c0a88" style:font-size-asian="10pt" style:font-weight-asian="normal" style:font-name-complex="Arial" style:font-size-complex="10pt" style:font-weight-complex="normal"/>
    </style:style>
    <style:style style:name="P21" style:family="paragraph" style:parent-style-name="Standard" style:list-style-name="L2">
      <style:paragraph-properties style:snap-to-layout-grid="false"/>
      <style:text-properties style:font-name="Arial" fo:font-size="10pt" fo:font-weight="normal" officeooo:rsid="000c0a88" officeooo:paragraph-rsid="000da4ac" style:font-size-asian="10pt" style:font-weight-asian="normal" style:font-name-complex="Arial" style:font-size-complex="10pt" style:font-weight-complex="normal"/>
    </style:style>
    <style:style style:name="P22" style:family="paragraph" style:parent-style-name="Standard" style:list-style-name="L2">
      <style:paragraph-properties style:snap-to-layout-grid="false"/>
      <style:text-properties style:font-name="Arial" fo:font-size="10pt" fo:font-weight="normal" officeooo:rsid="000c0a88" officeooo:paragraph-rsid="000ec6ef" style:font-size-asian="10pt" style:font-weight-asian="normal" style:font-name-complex="Arial" style:font-size-complex="10pt" style:font-weight-complex="normal"/>
    </style:style>
    <style:style style:name="P23" style:family="paragraph" style:parent-style-name="Standard" style:list-style-name="L2">
      <style:paragraph-properties style:snap-to-layout-grid="false"/>
      <style:text-properties style:font-name="Arial" fo:font-size="10pt" fo:font-weight="normal" officeooo:rsid="000da4ac" officeooo:paragraph-rsid="000da4ac" style:font-size-asian="10pt" style:font-weight-asian="normal" style:font-name-complex="Arial" style:font-size-complex="10pt" style:font-weight-complex="normal"/>
    </style:style>
    <style:style style:name="P24" style:family="paragraph" style:parent-style-name="Standard" style:list-style-name="L2">
      <style:paragraph-properties style:snap-to-layout-grid="false"/>
      <style:text-properties style:font-name="Arial" fo:font-size="10pt" fo:font-weight="normal" officeooo:rsid="000da4ac" officeooo:paragraph-rsid="000ec6ef" style:font-size-asian="10pt" style:font-weight-asian="normal" style:font-name-complex="Arial" style:font-size-complex="10pt" style:font-weight-complex="normal"/>
    </style:style>
    <style:style style:name="P25" style:family="paragraph" style:parent-style-name="Standard" style:list-style-name="L2">
      <style:paragraph-properties style:snap-to-layout-grid="false"/>
      <style:text-properties style:font-name="Arial" fo:font-size="10pt" fo:font-weight="normal" officeooo:rsid="000da4ac" officeooo:paragraph-rsid="000f5cb9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97298"/>
    </style:style>
    <style:style style:name="P27" style:family="paragraph" style:parent-style-name="Text_20_body_20_indent" style:list-style-name="L1">
      <style:paragraph-properties fo:margin-top="0.101cm" fo:margin-bottom="0.101cm" style:contextual-spacing="false" fo:line-height="100%" style:snap-to-layout-grid="false"/>
      <style:text-properties style:font-name="Arial" fo:font-size="10pt" officeooo:rsid="00097298" officeooo:paragraph-rsid="00097298" style:font-size-asian="10pt" style:font-name-complex="Arial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officeooo:rsid="00097298" style:font-size-asian="10pt" style:font-weight-asian="bold" style:font-name-complex="Arial" style:font-size-complex="10pt"/>
    </style:style>
    <style:style style:name="T5" style:family="text">
      <style:text-properties style:font-name="Arial" fo:font-size="10pt" officeooo:rsid="000a0cc2" style:font-size-asian="10pt" style:font-name-complex="Arial" style:font-size-complex="10pt"/>
    </style:style>
    <style:style style:name="T6" style:family="text">
      <style:text-properties officeooo:rsid="000ec6ef"/>
    </style:style>
    <style:style style:name="T7" style:family="text">
      <style:text-properties officeooo:rsid="000f5cb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26"><text:span text:style-name="T1">Référence du module testé</text:span><text:span text:style-name="T2"> : </text:span></text:p>
            <text:p text:style-name="P26"><text:span text:style-name="T4">Cas : Interroger la base de données</text:span><text:span text:style-name="T2"><text:tab/><text:tab/>F</text:span><text:span text:style-name="T4">2</text:span><text:span text:style-name="T3">.</text:span><text:span text:style-name="T4">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">Date du test :</text:p>
          </table:table-cell>
          <table:covered-table-cell/>
          <table:table-cell table:style-name="Tableau3.C2" table:number-columns-spanned="3" office:value-type="string">
            <text:p text:style-name="P16">Lundi 19 janvier 2026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">Type du test :</text:p>
          </table:table-cell>
          <table:covered-table-cell/>
          <table:table-cell table:style-name="Tableau3.C2" table:number-columns-spanned="3" office:value-type="string">
            <text:p text:style-name="P4">Test 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">Objectif du test :</text:p>
          </table:table-cell>
          <table:covered-table-cell/>
          <table:table-cell table:style-name="Tableau3.C2" table:number-columns-spanned="3" office:value-type="string">
            <text:p text:style-name="P16">Valider les méthodes d’accès à la base de données de la classe InterfaceAccessBddAgence</text:p>
            <text:p text:style-name="P16">La méthode ajouterClient(nom, prenom, email)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8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4" office:value-type="string">
            <text:p text:style-name="P2">État initial</text:p>
            <text:p text:style-name="P10">Le serveur de base de données mariadb est présent à l’adresse 172.18.58.8, il contient la base de données agence, les tables : client, reservations, vols. Elles contiennent des données.</text:p>
            <text:p text:style-name="P10">+----+---------+---------+-------------------------+</text:p>
            <text:p text:style-name="P10">| id | nom <text:s text:c="4"/>| prenom <text:s/>| email <text:s text:c="18"/>|</text:p>
            <text:p text:style-name="P10">+----+---------+---------+-------------------------+</text:p>
            <text:p text:style-name="P10">| <text:s/>1 | didier <text:s/>| bernard | db@ici.fr <text:s text:c="14"/>|</text:p>
            <text:p text:style-name="P10">| <text:s/>4 | aallard | antoine | allantoine.72@gmail.com |</text:p>
            <text:p text:style-name="P10">| <text:s/>5 | Kalo <text:s text:c="3"/>| harold <text:s/>| zebi@gmail.com <text:s text:c="9"/>|</text:p>
            <text:p text:style-name="P10">| <text:s/>7 | didier <text:s/>| Bernard | bernard@gmail.com <text:s text:c="6"/>|</text:p>
            <text:p text:style-name="P10">+-----------+-------------------+</text:p>
            <text:p text:style-name="P10">| reference | denomination <text:s text:c="5"/>|</text:p>
            <text:p text:style-name="P10">+-----------+-------------------+</text:p>
            <text:p text:style-name="P10">| <text:s text:c="8"/>1 | Paris - Londre <text:s text:c="3"/>|</text:p>
            <text:p text:style-name="P10">| <text:s text:c="8"/>2 | Paris - New York <text:s/>|</text:p>
            <text:p text:style-name="P10">| <text:s text:c="8"/>3 | Paris - Sydney <text:s text:c="3"/>|</text:p>
            <text:p text:style-name="P10">| <text:s text:c="8"/>4 | Paris - Marseille |</text:p>
            <text:p text:style-name="P10">+-----------+-------------------+</text:p>
            <text:p text:style-name="P10">+--------+--------------+----------+-------------+</text:p>
            <text:p text:style-name="P10">| idResa | referenceVol | idClient | numeroSiege |</text:p>
            <text:p text:style-name="P10">+--------+--------------+----------+-------------+</text:p>
            <text:p text:style-name="P10">| <text:s text:c="5"/>2 | <text:s text:c="11"/>2 | <text:s text:c="7"/>1 | <text:s text:c="10"/>8 |</text:p>
            <text:p text:style-name="P11">| <text:s text:c="4"/>10 | <text:s text:c="11"/>1 | <text:s text:c="7"/>7 | <text:s text:c="10"/>2 |<text:span text:style-name="T5"/></text:p>
            <text:p text:style-name="P11">+----+---------+---------+-------------------------+</text:p>
          </table:table-cell>
          <table:covered-table-cell/>
          <table:covered-table-cell/>
          <table:covered-table-cell/>
          <table:table-cell table:style-name="Tableau3.C2" office:value-type="string">
            <text:p text:style-name="P3">Environnement du test</text:p>
            <text:list text:style-name="L1">
              <text:list-item>
                <text:p text:style-name="P27">Poste sous linux mint 22 avec les bibliothèques QT 6 nécessaires.</text:p>
              </text:list-item>
              <text:list-item>
                <text:p text:style-name="P27">Poste avec l’exécutable de test sur le même réseau que le serveur de base de données.</text:p>
              </text:list-item>
              <text:list-item>
                <text:p text:style-name="P27">Une console connectée à la base de données (Login : ciel, mdp : ciel, bases de données : agence, ip : 172.18.58.8)</text:p>
              </text:list-item>
            </text:list>
          </table:table-cell>
        </table:table-row>
        <text:soft-page-break/>
        <table:table-row table:style-name="Tableau3.1">
          <table:table-cell table:style-name="Tableau3.A5" table:number-columns-spanned="5" office:value-type="string">
            <text:p text:style-name="P8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5">N°</text:p>
          </table:table-cell>
          <table:table-cell table:style-name="Tableau3.B8" table:number-columns-spanned="2" office:value-type="string">
            <text:p text:style-name="P5">Opérations</text:p>
          </table:table-cell>
          <table:covered-table-cell/>
          <table:table-cell table:style-name="Tableau3.C2" table:number-columns-spanned="2" office:value-type="string">
            <text:p text:style-name="P5">Résultats attendus</text:p>
          </table:table-cell>
          <table:covered-table-cell/>
        </table:table-row>
        <table:table-row table:style-name="Tableau3.9">
          <table:table-cell table:style-name="Tableau3.A9" office:value-type="string">
            <text:p text:style-name="P19">1</text:p>
          </table:table-cell>
          <table:table-cell table:style-name="Tableau3.B9" table:number-columns-spanned="2" office:value-type="string">
            <text:list text:style-name="L2">
              <text:list-item>
                <text:p text:style-name="P20">Lancez l’exécutable de test</text:p>
              </text:list-item>
              <text:list-item>
                <text:p text:style-name="P23">Sélectionnez le chiffre 1 dans le menu</text:p>
              </text:list-item>
              <text:list-item>
                <text:p text:style-name="P25">Saisissez le nom <text:span text:style-name="T7">(bidochon)</text:span>, prénom <text:span text:style-name="T7">(robert)</text:span> et email <text:span text:style-name="T7">( bidochonrobert@gmail.com)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15">79</text:p>
          </table:table-cell>
          <table:covered-table-cell/>
        </table:table-row>
        <table:table-row table:style-name="Tableau3.10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17">Dans la console connectée à la bdd : select * from clients ;</text:p>
          </table:table-cell>
          <table:covered-table-cell/>
          <table:table-cell table:style-name="Tableau3.D9" table:number-columns-spanned="2" office:value-type="string">
            <text:p text:style-name="P6">| id | nom <text:s text:c="5"/>| prenom <text:s/>| email <text:s text:c="19"/>|</text:p>
            <text:p text:style-name="P6">+----+----------+---------+--------------------------+</text:p>
            <text:p text:style-name="P6">| <text:s/>1 | didier <text:s text:c="2"/>| bernard | db@ici.fr <text:s text:c="15"/>|</text:p>
            <text:p text:style-name="P6">| <text:s/>4 | aallard <text:s/>| antoine | allantoine.72@gmail.com <text:s/>|</text:p>
            <text:p text:style-name="P6">| <text:s/>5 | Kalo <text:s text:c="4"/>| harold <text:s/>| zebi@gmail.com <text:s text:c="10"/>|</text:p>
            <text:p text:style-name="P6">| <text:s/>7 | didier <text:s text:c="2"/>| Bernard | bernard@gmail.com <text:s text:c="7"/>|</text:p>
            <text:p text:style-name="P6">| 79 | bidochon | robert <text:s/>| bidochonrobert@gmail.com |</text:p>
          </table:table-cell>
          <table:covered-table-cell/>
        </table:table-row>
        <table:table-row table:style-name="Tableau3.11">
          <table:table-cell table:style-name="Tableau3.A9" office:value-type="string">
            <text:p text:style-name="P7">2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1">Lancez l’exécutable de test</text:p>
              </text:list-item>
              <text:list-item>
                <text:p text:style-name="P23">Sélectionnez le chiffre 2 dans le menu</text:p>
              </text:list-item>
              <text:list-item>
                <text:p text:style-name="P23">Saisissez le nom et le prénom et un email inexact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12"/>
          </table:table-cell>
          <table:covered-table-cell/>
        </table:table-row>
        <table:table-row table:style-name="Tableau3.12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17">Dans la console connectée à la bdd : select * from clients ;</text:p>
          </table:table-cell>
          <table:covered-table-cell/>
          <table:table-cell table:style-name="Tableau3.D9" table:number-columns-spanned="2" office:value-type="string">
            <text:p text:style-name="P6">| id | nom <text:s text:c="4"/>| prenom <text:s/>| email <text:s text:c="18"/>|</text:p>
            <text:p text:style-name="P6">+----+---------+---------+-------------------------+</text:p>
            <text:p text:style-name="P6">| <text:s/>1 | didier <text:s/>| bernard | db@ici.fr <text:s text:c="14"/>|</text:p>
            <text:p text:style-name="P6">| <text:s/>4 | aallard | antoine | allantoine.72@gmail.com |</text:p>
            <text:p text:style-name="P6">| <text:s/>5 | Kalo <text:s text:c="3"/>| harold <text:s/>| zebi@gmail.com <text:s text:c="9"/>|</text:p>
            <text:p text:style-name="P6">| <text:s/>7 | didier <text:s/>| Bernard | bernard@gmail.com <text:s text:c="6"/>|</text:p>
          </table:table-cell>
          <table:covered-table-cell/>
        </table:table-row>
        <table:table-row table:style-name="Tableau3.13">
          <table:table-cell table:style-name="Tableau3.A9" office:value-type="string">
            <text:p text:style-name="P7">3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2">Lancez l’exécutable de test</text:p>
              </text:list-item>
              <text:list-item>
                <text:p text:style-name="P24">Sélectionnez le chiffre <text:span text:style-name="T6">3</text:span> dans le menu</text:p>
              </text:list-item>
              <text:list-item>
                <text:p text:style-name="P24">Saisissez le nom, le prénom et u<text:span text:style-name="T6">n</text:span> email <text:span text:style-name="T6">mais qu’avec des nombres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13"/>
          </table:table-cell>
          <table:covered-table-cell/>
        </table:table-row>
        <table:table-row table:style-name="Tableau3.14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18">Dans la console connectée à la bdd : select * from clients ;</text:p>
          </table:table-cell>
          <table:covered-table-cell/>
          <table:table-cell table:style-name="Tableau3.D9" table:number-columns-spanned="2" office:value-type="string">
            <text:p text:style-name="P6">| id | nom <text:s text:c="4"/>| prenom <text:s/>| email <text:s text:c="18"/>|</text:p>
            <text:p text:style-name="P6">+----+---------+---------+-------------------------+</text:p>
            <text:p text:style-name="P6">| <text:s/>1 | didier <text:s/>| bernard | db@ici.fr <text:s text:c="14"/>|</text:p>
            <text:p text:style-name="P6">| <text:s/>4 | aallard | antoine | allantoine.72@gmail.com |</text:p>
            <text:p text:style-name="P6">| <text:s/>5 | Kalo <text:s text:c="3"/>| harold <text:s/>| zebi@gmail.com <text:s text:c="9"/>|</text:p>
            <text:p text:style-name="P6">| <text:s/>7 | didier <text:s/>| Bernard | bernard@gmail.com <text:s text:c="6"/>|</text:p>
          </table:table-cell>
          <table:covered-table-cell/>
        </table:table-row>
        <table:table-row table:style-name="Tableau3.15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6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7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8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9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0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1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2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3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4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5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6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7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8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9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BERNARD</meta:initial-creator>
    <meta:creation-date>2024-04-09T09:34:06.715452881</meta:creation-date>
    <dc:date>2026-01-19T09:59:32.887697765</dc:date>
    <meta:editing-duration>PT3M42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2" meta:paragraph-count="77" meta:word-count="564" meta:character-count="3362" meta:non-whitespace-character-count="2555"/>
  </office:meta>
</office:document-meta>
</file>